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63in" style:rel-column-width="9361*"/>
    </style:style>
    <style:style style:name="Table1.C" style:family="table-column">
      <style:table-column-properties style:column-width="0.9563in" style:rel-column-width="9362*"/>
    </style:style>
    <style:style style:name="Table1.G" style:family="table-column">
      <style:table-column-properties style:column-width="0.9569in" style:rel-column-width="9367*"/>
    </style:style>
    <style:style style:name="Table1.A1" style:family="table-cell">
      <style:table-cell-properties fo:padding="0.0382in" fo:border-left="0.05pt solid #000000" fo:border-right="none"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justify" style:justify-single-word="false"/>
      <style:text-properties fo:language="es" fo:country="AR" officeooo:rsid="001ef0bb" officeooo:paragraph-rsid="001ef0bb" style:font-size-asian="10.5pt"/>
    </style:style>
    <style:style style:name="P2" style:family="paragraph" style:parent-style-name="Standard">
      <style:paragraph-properties fo:text-align="justify" style:justify-single-word="false"/>
      <style:text-properties fo:language="es" fo:country="AR" officeooo:rsid="001ef0bb" officeooo:paragraph-rsid="00204634" style:font-size-asian="10.5pt"/>
    </style:style>
    <style:style style:name="P3" style:family="paragraph" style:parent-style-name="Standard">
      <style:paragraph-properties fo:text-align="justify" style:justify-single-word="false"/>
      <style:text-properties fo:language="es" fo:country="AR" officeooo:rsid="00204634" officeooo:paragraph-rsid="00204634" style:font-size-asian="10.5pt"/>
    </style:style>
    <style:style style:name="P4" style:family="paragraph" style:parent-style-name="Standard">
      <style:paragraph-properties fo:text-align="justify" style:justify-single-word="false"/>
      <style:text-properties fo:language="es" fo:country="AR" fo:font-weight="bold" officeooo:rsid="001ef0bb" officeooo:paragraph-rsid="00204634" style:font-size-asian="10.5pt" style:font-weight-asian="bold" style:font-weight-complex="bold"/>
    </style:style>
    <style:style style:name="P5" style:family="paragraph" style:parent-style-name="Standard">
      <style:paragraph-properties fo:text-align="justify" style:justify-single-word="false"/>
      <style:text-properties fo:language="es" fo:country="AR" fo:font-weight="bold" officeooo:rsid="001ef0bb" officeooo:paragraph-rsid="001ef0bb" style:font-weight-asian="bold" style:font-weight-complex="bold"/>
    </style:style>
    <style:style style:name="P6" style:family="paragraph" style:parent-style-name="Standard">
      <style:paragraph-properties fo:text-align="justify" style:justify-single-word="false"/>
      <style:text-properties fo:language="es" fo:country="AR" fo:font-weight="normal" officeooo:rsid="00231ce1" officeooo:paragraph-rsid="00204634" style:font-size-asian="10.5pt" style:font-weight-asian="normal" style:font-weight-complex="normal"/>
    </style:style>
    <style:style style:name="P7" style:family="paragraph" style:parent-style-name="Standard">
      <style:paragraph-properties fo:text-align="justify" style:justify-single-word="false"/>
      <style:text-properties fo:language="es" fo:country="AR" fo:font-weight="normal" officeooo:rsid="00231ce1" officeooo:paragraph-rsid="00231ce1" style:font-size-asian="10.5pt" style:font-weight-asian="normal" style:font-weight-complex="normal"/>
    </style:style>
    <style:style style:name="P8" style:family="paragraph" style:parent-style-name="Standard">
      <style:paragraph-properties fo:text-align="justify" style:justify-single-word="false"/>
      <style:text-properties fo:language="es" fo:country="AR" fo:font-weight="normal" officeooo:rsid="00231ce1" officeooo:paragraph-rsid="00252af0" style:font-size-asian="10.5pt" style:font-weight-asian="normal" style:font-weight-complex="normal"/>
    </style:style>
    <style:style style:name="P9" style:family="paragraph" style:parent-style-name="Standard">
      <style:paragraph-properties fo:text-align="justify" style:justify-single-word="false"/>
      <style:text-properties fo:language="es" fo:country="AR" fo:font-weight="normal" officeooo:rsid="00252af0" officeooo:paragraph-rsid="00236cc9" style:font-size-asian="10.5pt" style:font-weight-asian="normal" style:font-weight-complex="normal"/>
    </style:style>
    <style:style style:name="P10" style:family="paragraph" style:parent-style-name="Standard">
      <style:paragraph-properties fo:text-align="justify" style:justify-single-word="false"/>
      <style:text-properties fo:language="es" fo:country="AR" officeooo:rsid="001ef0bb" officeooo:paragraph-rsid="001ef0bb"/>
    </style:style>
    <style:style style:name="P11" style:family="paragraph" style:parent-style-name="Standard">
      <style:paragraph-properties fo:text-align="justify" style:justify-single-word="false"/>
      <style:text-properties fo:font-weight="bold" officeooo:rsid="0027ae2e" officeooo:paragraph-rsid="0027ae2e" style:font-weight-asian="bold" style:font-weight-complex="bold"/>
    </style:style>
    <style:style style:name="P12" style:family="paragraph" style:parent-style-name="Standard">
      <style:paragraph-properties fo:text-align="justify" style:justify-single-word="false"/>
      <style:text-properties fo:font-size="14pt" fo:language="es" fo:country="AR" fo:font-weight="bold" officeooo:rsid="001ef0bb" officeooo:paragraph-rsid="001ef0bb"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language="es" fo:country="AR" officeooo:rsid="001ef0bb" officeooo:paragraph-rsid="001ef0bb" style:font-size-asian="14pt" style:font-size-complex="14pt"/>
    </style:style>
    <style:style style:name="P14" style:family="paragraph" style:parent-style-name="Standard">
      <style:paragraph-properties fo:text-align="justify" style:justify-single-word="false"/>
      <style:text-properties fo:font-weight="normal" officeooo:rsid="00282adf" officeooo:paragraph-rsid="00282adf" style:font-weight-asian="normal" style:font-weight-complex="normal"/>
    </style:style>
    <style:style style:name="P15" style:family="paragraph" style:parent-style-name="Standard">
      <style:paragraph-properties fo:text-align="justify" style:justify-single-word="false"/>
      <style:text-properties fo:font-weight="normal" officeooo:rsid="002a1e7c" officeooo:paragraph-rsid="002a1e7c" style:font-weight-asian="normal" style:font-weight-complex="normal"/>
    </style:style>
    <style:style style:name="P16" style:family="paragraph" style:parent-style-name="Table_20_Contents">
      <style:paragraph-properties fo:text-align="justify" style:justify-single-word="false"/>
      <style:text-properties officeooo:rsid="00204634" officeooo:paragraph-rsid="00204634" style:font-size-asian="10.5pt"/>
    </style:style>
    <style:style style:name="P17" style:family="paragraph" style:parent-style-name="Table_20_Contents">
      <style:paragraph-properties fo:text-align="justify" style:justify-single-word="false"/>
      <style:text-properties officeooo:paragraph-rsid="00204634" style:font-size-asian="10.5pt"/>
    </style:style>
    <style:style style:name="P18" style:family="paragraph" style:parent-style-name="Standard" style:list-style-name="L1">
      <style:paragraph-properties fo:text-align="justify" style:justify-single-word="false"/>
      <style:text-properties fo:language="es" fo:country="AR" officeooo:rsid="001ef0bb" officeooo:paragraph-rsid="001ef0bb" style:font-size-asian="10.5pt"/>
    </style:style>
    <style:style style:name="P19" style:family="paragraph" style:parent-style-name="Standard">
      <style:paragraph-properties fo:text-align="justify" style:justify-single-word="false"/>
      <style:text-properties fo:language="es" fo:country="AR" officeooo:rsid="003258ad" officeooo:paragraph-rsid="003258ad" style:font-size-asian="10.5pt"/>
    </style:style>
    <style:style style:name="P20" style:family="paragraph" style:parent-style-name="Standard">
      <style:paragraph-properties fo:text-align="justify" style:justify-single-word="false"/>
      <style:text-properties fo:language="es" fo:country="AR" officeooo:rsid="0032c508" officeooo:paragraph-rsid="0032c508" style:font-size-asian="10.5pt"/>
    </style:style>
    <style:style style:name="P21" style:family="paragraph" style:parent-style-name="Standard" style:list-style-name="L2">
      <style:paragraph-properties fo:text-align="justify" style:justify-single-word="false"/>
      <style:text-properties fo:language="es" fo:country="AR" fo:font-weight="bold" officeooo:rsid="001ef0bb" officeooo:paragraph-rsid="00204634" style:font-size-asian="10.5pt" style:font-weight-asian="bold" style:font-weight-complex="bold"/>
    </style:style>
    <style:style style:name="P22" style:family="paragraph" style:parent-style-name="Standard">
      <style:paragraph-properties fo:text-align="justify" style:justify-single-word="false"/>
      <style:text-properties fo:language="es" fo:country="AR" fo:font-weight="bold" officeooo:rsid="0027ae2e" officeooo:paragraph-rsid="0027ae2e" style:font-size-asian="10.5pt" style:font-weight-asian="bold" style:font-weight-complex="bold"/>
    </style:style>
    <style:style style:name="P23" style:family="paragraph" style:parent-style-name="Standard">
      <style:paragraph-properties fo:text-align="justify" style:justify-single-word="false"/>
      <style:text-properties fo:language="es" fo:country="AR" fo:font-weight="bold" officeooo:rsid="002f0af7" officeooo:paragraph-rsid="002f0af7" style:font-size-asian="10.5pt" style:font-weight-asian="bold" style:font-weight-complex="bold"/>
    </style:style>
    <style:style style:name="P24" style:family="paragraph" style:parent-style-name="Standard">
      <style:paragraph-properties fo:text-align="justify" style:justify-single-word="false"/>
      <style:text-properties fo:language="es" fo:country="AR" fo:font-weight="normal" officeooo:rsid="00264574" officeooo:paragraph-rsid="0027ae2e" style:font-size-asian="10.5pt" style:font-weight-asian="normal" style:font-weight-complex="normal"/>
    </style:style>
    <style:style style:name="P25" style:family="paragraph" style:parent-style-name="Standard">
      <style:paragraph-properties fo:text-align="justify" style:justify-single-word="false"/>
      <style:text-properties fo:language="es" fo:country="AR" fo:font-weight="normal" officeooo:rsid="0027ae2e" officeooo:paragraph-rsid="0027ae2e" style:font-size-asian="10.5pt" style:font-weight-asian="normal" style:font-weight-complex="normal"/>
    </style:style>
    <style:style style:name="P26" style:family="paragraph" style:parent-style-name="Standard">
      <style:paragraph-properties fo:text-align="justify" style:justify-single-word="false"/>
      <style:text-properties fo:language="es" fo:country="AR" fo:font-weight="normal" officeooo:rsid="002a1e7c" officeooo:paragraph-rsid="00282adf" style:font-size-asian="10.5pt" style:font-weight-asian="normal" style:font-weight-complex="normal"/>
    </style:style>
    <style:style style:name="P27" style:family="paragraph" style:parent-style-name="Standard">
      <style:paragraph-properties fo:text-align="justify" style:justify-single-word="false"/>
      <style:text-properties fo:language="es" fo:country="AR" fo:font-weight="normal" officeooo:rsid="002af057" officeooo:paragraph-rsid="002af057" style:font-size-asian="10.5pt" style:font-weight-asian="normal" style:font-weight-complex="normal"/>
    </style:style>
    <style:style style:name="P28" style:family="paragraph" style:parent-style-name="Standard">
      <style:paragraph-properties fo:text-align="justify" style:justify-single-word="false"/>
      <style:text-properties fo:language="es" fo:country="AR" fo:font-weight="normal" officeooo:rsid="00282adf" officeooo:paragraph-rsid="00282adf" style:font-size-asian="10.5pt" style:font-weight-asian="normal" style:font-weight-complex="normal"/>
    </style:style>
    <style:style style:name="P29" style:family="paragraph" style:parent-style-name="Standard">
      <style:paragraph-properties fo:text-align="justify" style:justify-single-word="false"/>
      <style:text-properties fo:language="es" fo:country="AR" fo:font-weight="normal" officeooo:rsid="002c6cc7" officeooo:paragraph-rsid="002c6cc7" style:font-size-asian="10.5pt" style:font-weight-asian="normal" style:font-weight-complex="normal"/>
    </style:style>
    <style:style style:name="P30" style:family="paragraph" style:parent-style-name="Standard">
      <style:paragraph-properties fo:text-align="justify" style:justify-single-word="false"/>
      <style:text-properties fo:language="es" fo:country="AR" fo:font-weight="normal" officeooo:rsid="002f0af7" officeooo:paragraph-rsid="002f0af7" style:font-size-asian="10.5pt" style:font-weight-asian="normal" style:font-weight-complex="normal"/>
    </style:style>
    <style:style style:name="P31" style:family="paragraph" style:parent-style-name="Standard">
      <style:paragraph-properties fo:text-align="justify" style:justify-single-word="false"/>
      <style:text-properties fo:language="es" fo:country="AR" fo:font-weight="normal" officeooo:rsid="003258ad" officeooo:paragraph-rsid="003258ad" style:font-size-asian="10.5pt" style:font-weight-asian="normal" style:font-weight-complex="normal"/>
    </style:style>
    <style:style style:name="P32" style:family="paragraph" style:parent-style-name="Standard">
      <style:paragraph-properties fo:text-align="justify" style:justify-single-word="false"/>
      <style:text-properties fo:language="es" fo:country="AR" style:text-underline-style="solid" style:text-underline-width="auto" style:text-underline-color="font-color" fo:font-weight="bold" officeooo:rsid="003258ad" officeooo:paragraph-rsid="003258ad" style:font-size-asian="10.5pt" style:font-weight-asian="bold" style:font-weight-complex="bold"/>
    </style:style>
    <style:style style:name="P33" style:family="paragraph" style:parent-style-name="Standard" style:list-style-name="L2">
      <style:paragraph-properties fo:text-align="justify" style:justify-single-word="false"/>
      <style:text-properties officeooo:paragraph-rsid="00204634"/>
    </style:style>
    <style:style style:name="P34" style:family="paragraph" style:parent-style-name="Standard" style:list-style-name="L3">
      <style:paragraph-properties fo:text-align="justify" style:justify-single-word="false"/>
      <style:text-properties officeooo:paragraph-rsid="00231ce1"/>
    </style:style>
    <style:style style:name="P35" style:family="paragraph" style:parent-style-name="Standard" style:list-style-name="L4">
      <style:paragraph-properties fo:text-align="justify" style:justify-single-word="false"/>
      <style:text-properties officeooo:paragraph-rsid="00231ce1"/>
    </style:style>
    <style:style style:name="P36" style:family="paragraph" style:parent-style-name="Standard" style:list-style-name="L4">
      <style:paragraph-properties fo:text-align="justify" style:justify-single-word="false"/>
      <style:text-properties officeooo:rsid="00231ce1" officeooo:paragraph-rsid="00231ce1"/>
    </style:style>
    <style:style style:name="P37" style:family="paragraph" style:parent-style-name="Standard" style:list-style-name="L4">
      <style:paragraph-properties fo:text-align="justify" style:justify-single-word="false"/>
      <style:text-properties officeooo:rsid="00236cc9" officeooo:paragraph-rsid="00236cc9"/>
    </style:style>
    <style:style style:name="P38" style:family="paragraph" style:parent-style-name="Standard" style:list-style-name="L4">
      <style:paragraph-properties fo:text-align="justify" style:justify-single-word="false"/>
      <style:text-properties officeooo:rsid="00252af0" officeooo:paragraph-rsid="00252af0"/>
    </style:style>
    <style:style style:name="P39" style:family="paragraph" style:parent-style-name="Standard" style:list-style-name="L4">
      <style:paragraph-properties fo:text-align="justify" style:justify-single-word="false"/>
      <style:text-properties fo:font-weight="bold" officeooo:rsid="00252af0" officeooo:paragraph-rsid="00252af0" style:font-weight-asian="bold" style:font-weight-complex="bold"/>
    </style:style>
    <style:style style:name="P40" style:family="paragraph" style:parent-style-name="Standard" style:list-style-name="L4">
      <style:paragraph-properties fo:text-align="justify" style:justify-single-word="false"/>
      <style:text-properties fo:font-weight="bold" officeooo:rsid="0027ae2e" officeooo:paragraph-rsid="0027ae2e" style:font-weight-asian="bold" style:font-weight-complex="bold"/>
    </style:style>
    <style:style style:name="P41" style:family="paragraph" style:parent-style-name="Standard">
      <style:paragraph-properties fo:text-align="justify" style:justify-single-word="false"/>
      <style:text-properties fo:font-size="14pt" fo:language="es" fo:country="AR" fo:font-weight="bold" officeooo:rsid="002f0af7" officeooo:paragraph-rsid="002f0af7"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font-size="14pt" fo:language="es" fo:country="AR" fo:font-weight="bold" officeooo:rsid="002c6cc7" officeooo:paragraph-rsid="002c6cc7" style:font-size-asian="14pt" style:font-weight-asian="bold" style:font-size-complex="14pt" style:font-weight-complex="bold"/>
    </style:style>
    <style:style style:name="P43" style:family="paragraph" style:parent-style-name="Standard">
      <style:paragraph-properties fo:text-align="justify" style:justify-single-word="false"/>
      <style:text-properties fo:font-size="14pt" fo:language="es" fo:country="AR" fo:font-weight="normal" officeooo:rsid="002f0af7" officeooo:paragraph-rsid="002f0af7" style:font-size-asian="14pt" style:font-weight-asian="normal" style:font-size-complex="14pt" style:font-weight-complex="normal"/>
    </style:style>
    <style:style style:name="P44" style:family="paragraph" style:parent-style-name="Standard">
      <style:paragraph-properties fo:text-align="justify" style:justify-single-word="false"/>
      <style:text-properties fo:font-size="14pt" fo:language="es" fo:country="AR" fo:font-weight="normal" officeooo:rsid="00305a47" officeooo:paragraph-rsid="00305a47"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officeooo:rsid="00204634"/>
    </style:style>
    <style:style style:name="T3" style:family="text">
      <style:text-properties fo:language="es" fo:country="AR" style:font-size-asian="10.5pt"/>
    </style:style>
    <style:style style:name="T4" style:family="text">
      <style:text-properties fo:language="es" fo:country="AR" officeooo:rsid="00264574" style:font-size-asian="10.5pt"/>
    </style:style>
    <style:style style:name="T5" style:family="text">
      <style:text-properties fo:language="es" fo:country="AR" officeooo:rsid="002a1e7c" style:font-size-asian="10.5pt"/>
    </style:style>
    <style:style style:name="T6" style:family="text">
      <style:text-properties fo:language="es" fo:country="AR" officeooo:rsid="002af057" style:font-size-asian="10.5pt"/>
    </style:style>
    <style:style style:name="T7" style:family="text">
      <style:text-properties fo:language="es" fo:country="AR" fo:font-weight="bold" style:font-size-asian="10.5pt" style:font-weight-asian="bold" style:font-weight-complex="bold"/>
    </style:style>
    <style:style style:name="T8" style:family="text">
      <style:text-properties fo:language="es" fo:country="AR" fo:font-weight="bold" officeooo:rsid="00204634" style:font-size-asian="10.5pt" style:font-weight-asian="bold" style:font-weight-complex="bold"/>
    </style:style>
    <style:style style:name="T9" style:family="text">
      <style:text-properties fo:language="es" fo:country="AR" fo:font-weight="bold" officeooo:rsid="00231ce1" style:font-size-asian="10.5pt" style:font-weight-asian="bold" style:font-weight-complex="bold"/>
    </style:style>
    <style:style style:name="T10" style:family="text">
      <style:text-properties fo:language="es" fo:country="AR" fo:font-weight="normal" style:font-size-asian="10.5pt" style:font-weight-asian="normal" style:font-weight-complex="normal"/>
    </style:style>
    <style:style style:name="T11" style:family="text">
      <style:text-properties fo:language="es" fo:country="AR" fo:font-weight="normal" officeooo:rsid="00204634" style:font-size-asian="10.5pt" style:font-weight-asian="normal" style:font-weight-complex="normal"/>
    </style:style>
    <style:style style:name="T12" style:family="text">
      <style:text-properties fo:language="es" fo:country="AR" fo:font-weight="normal" officeooo:rsid="00231ce1" style:font-size-asian="10.5pt" style:font-weight-asian="normal" style:font-weight-complex="normal"/>
    </style:style>
    <style:style style:name="T13" style:family="text">
      <style:text-properties fo:language="es" fo:country="AR" fo:font-weight="normal" officeooo:rsid="00236cc9" style:font-size-asian="10.5pt" style:font-weight-asian="normal" style:font-weight-complex="normal"/>
    </style:style>
    <style:style style:name="T14" style:family="text">
      <style:text-properties fo:language="es" fo:country="AR" fo:font-weight="normal" officeooo:rsid="00252af0" style:font-size-asian="10.5pt" style:font-weight-asian="normal" style:font-weight-complex="normal"/>
    </style:style>
    <style:style style:name="T15" style:family="text">
      <style:text-properties fo:language="es" fo:country="AR" fo:font-weight="normal" officeooo:rsid="00264574" style:font-size-asian="10.5pt" style:font-weight-asian="normal" style:font-weight-complex="normal"/>
    </style:style>
    <style:style style:name="T16" style:family="text">
      <style:text-properties officeooo:rsid="003258ad"/>
    </style:style>
    <style:style style:name="T17" style:family="text">
      <style:text-properties fo:font-size="14pt" style:font-size-asian="14pt" style:font-size-complex="14pt"/>
    </style:style>
    <style:style style:name="T18" style:family="text">
      <style:text-properties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2">-Remito: nota de remisión</text:p>
      <text:p text:style-name="P13"/>
      <text:p text:style-name="P13"><text:span text:style-name="T1">-Factura</text:span>:</text:p>
      <text:p text:style-name="P13"/>
      <text:p text:style-name="P10"/>
      <text:p text:style-name="P5">Tipos:</text:p>
      <text:p text:style-name="P1"/>
      <text:p text:style-name="P1"><text:span text:style-name="T2">S</text:span>i el vendedor es responsonsable inscripto emite dos tipos de factura; A y B.</text:p>
      <text:list xml:id="list1769229190" text:style-name="L1">
        <text:list-item>
          <text:p text:style-name="P18">A: a comprador responsible inscripto. responsible inscripto son encargados de recaudar el IVA y depositárselo al gobierno. Son agentes de recaudación. El responsible inscripto está obligado a realizar mensualmente una declaración jurada, y a llevar los libros IVA-Ventas e IVA-compras. En la declaración jurada tiene que consignar el débito fiscal y el crédito fiscal. El débito fiscal es la sumatoria de todos los IVA-venta, y el crédito fistal es la sumatoria de IVA-venta. En la factura tipo A el impuesto al valor agregado se explicita, se separa y se muestra. <text:s/>El iva en la mayoría es del 21%, en la carne es del 10% y en los libros no se aplica. </text:p>
        </text:list-item>
      </text:list>
      <text:p text:style-name="P1">-<text:span text:style-name="T2">si la empresa no compró nada tiene q pagarle al Estado la sumatoria del IVA de las facturas; si compró puede restar el crédito fiscal indicado en las facturas tipo A. De la diferencia entre débito y crédito es a favor del Estado se paga eso a la AFIP, caso contrario puede quedar como crédito para el próximo mes. El responsable fiscal debe tener los libros IVA venta e ir completándolos </text:span></text:p>
      <text:p text:style-name="P3">Libros </text:p>
      <text:p text:style-name="P2"/>
      <text:p text:style-name="P2"/>
      <text:p text:style-name="P3">Buscar ejemplo factura tipo A y B</text:p>
      <table:table table:name="Table1" table:style-name="Table1">
        <table:table-column table:style-name="Table1.A" table:number-columns-repeated="2"/>
        <table:table-column table:style-name="Table1.C"/>
        <table:table-column table:style-name="Table1.A"/>
        <table:table-column table:style-name="Table1.C"/>
        <table:table-column table:style-name="Table1.A"/>
        <table:table-column table:style-name="Table1.G"/>
        <table:table-row>
          <table:table-cell table:style-name="Table1.A1" office:value-type="string">
            <text:p text:style-name="P16">Fecha</text:p>
          </table:table-cell>
          <table:table-cell table:style-name="Table1.A1" office:value-type="string">
            <text:p text:style-name="P16">Tipo y N° comprobante</text:p>
          </table:table-cell>
          <table:table-cell table:style-name="Table1.A1" office:value-type="string">
            <text:p text:style-name="P16">Cliente</text:p>
          </table:table-cell>
          <table:table-cell table:style-name="Table1.A1" office:value-type="string">
            <text:p text:style-name="P16">CUIT </text:p>
          </table:table-cell>
          <table:table-cell table:style-name="Table1.A1" office:value-type="string">
            <text:p text:style-name="P16">VALOR SIN IVA</text:p>
          </table:table-cell>
          <table:table-cell table:style-name="Table1.A1" office:value-type="string">
            <text:p text:style-name="P16">IVA</text:p>
          </table:table-cell>
          <table:table-cell table:style-name="Table1.A1" office:value-type="string">
            <text:p text:style-name="P16">TOTAL</text:p>
          </table:table-cell>
        </table:table-row>
        <table:table-row>
          <table:table-cell table:style-name="Table1.A2" office:value-type="string">
            <text:p text:style-name="P17"/>
          </table:table-cell>
          <table:table-cell table:style-name="Table1.A2" office:value-type="string">
            <text:p text:style-name="P16">A</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row>
        <table:table-row>
          <table:table-cell table:style-name="Table1.A2" office:value-type="string">
            <text:p text:style-name="P16">28/08/2018</text:p>
          </table:table-cell>
          <table:table-cell table:style-name="Table1.A2" office:value-type="string">
            <text:p text:style-name="P16">B</text:p>
          </table:table-cell>
          <table:table-cell table:style-name="Table1.A2" office:value-type="string">
            <text:p text:style-name="P16">Juanito sa</text:p>
          </table:table-cell>
          <table:table-cell table:style-name="Table1.A2" office:value-type="string">
            <text:p text:style-name="P16">455454</text:p>
          </table:table-cell>
          <table:table-cell table:style-name="Table1.A2" office:value-type="string">
            <text:p text:style-name="P16">Tb se separa</text:p>
          </table:table-cell>
          <table:table-cell table:style-name="Table1.A2" office:value-type="string">
            <text:p text:style-name="P17"/>
          </table:table-cell>
          <table:table-cell table:style-name="Table1.A2" office:value-type="string">
            <text:p text:style-name="P17"/>
          </table:table-cell>
        </table:table-row>
        <table:table-row>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row>
        <table:table-row>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row>
      </table:table>
      <text:p text:style-name="P2"/>
      <text:list xml:id="list2392524277" text:style-name="L2">
        <text:list-item>
          <text:p text:style-name="P21">“B”: consumidor final (monotribustista, etc)</text:p>
        </text:list-item>
      </text:list>
      <text:p text:style-name="P4"/>
      <text:list xml:id="list215959649811704" text:continue-numbering="true" text:style-name="L2">
        <text:list-item>
          <text:p text:style-name="P33"><text:span text:style-name="T8">“C”: </text:span><text:span text:style-name="T11">emitida por excentos, pequeños contribuyentes eventuales, monotributistas. </text:span><text:span text:style-name="T12">Al igual que en la “B” no se discrimina el IVA. La categoría de monotributista es un régimen q simplifica el pago de impuestos, y varios se concentran en un sólo pago. Categorías desde la A a la I, depende de los ingresos, la cantidad de energía que consuma y los m² que ocupa. La verificación se hace cada año. Si el monotributista se excedió se lo recategoriza. </text:span></text:p>
        </text:list-item>
      </text:list>
      <text:p text:style-name="P6"><text:tab/>Hay productos que no son alcanzados por el IVA, lo mismo que actividades, a estas se las llama “Excentos”. Es una categoría destinada a aquellos que no tienen una actividad contínua, sino que pueden trabajar por ejemplo pocos meses al año. Pagaría por ejemplo ingresos brutos.</text:p>
      <text:p text:style-name="P6"/>
      <text:list xml:id="list991130808" text:style-name="L3">
        <text:list-item>
          <text:p text:style-name="P34"><text:span text:style-name="T9">“M”: </text:span><text:span text:style-name="T12">destinada a aquellos que no pueden ser monotributistas y no tienen los requisitos minimos para ser responsables inscriptos. <text:s/>El responsable inscripto tiene que tener un patrimonio mínimo y un monto de ventas mínimo. </text:span></text:p>
        </text:list-item>
      </text:list>
      <text:p text:style-name="P7"><text:tab/>En el caso tipo “M” las transacciones se deben hacer a través de entidades bancarias, si <text:tab/>pasan el monto mínimo, el comprador debe pagar el IVA. </text:p>
      <text:p text:style-name="P7"/>
      <text:list xml:id="list3469750069" text:style-name="L4">
        <text:list-item>
          <text:p text:style-name="P35"><text:span text:style-name="T9">“E”:</text:span><text:span text:style-name="T12"> se utiliza para vender a compradores extrangeros, empresas localizadas en otros países. </text:span></text:p>
        </text:list-item>
        <text:list-item>
          <text:p text:style-name="P36"><text:span text:style-name="T7">Otros comprobantes: </text:span><text:span text:style-name="T10">notas de crédito y de débito. Para otras operaciones que no son habituales o comunes. Y que aumentan el saldo de la contraparte o lo disminuyen. La nota de débito incrementa el saldo, la de crédito lo reduce. El formato es igual al de las facturas, con las mismas letras. Se utiliza por ej. una nota de crédito para reducir lo que debe el </text:span><text:soft-page-break/><text:span text:style-name="T10">comprador por descuentos otorgados, errores en los precios a su favor, devoluciones de mercaderías o productos. <text:s text:c="2"/></text:span><text:span text:style-name="T13">El comprador está disconforme con 10 productos, el vendedor tiene que emitir una nota de crédito, y el comprador debe pagar la diferencia entre lo cobrado y la nota de crédito. </text:span></text:p>
        </text:list-item>
        <text:list-item>
          <text:p text:style-name="P37"><text:span text:style-name="T7">La nota de débito aumenta el saldo</text:span><text:span text:style-name="T10">. Por ejemplo por haberle cobrado de menos. </text:span><text:span text:style-name="T14">Se agrega una referencia a la factura en donde se emitió el error en la descripción de la nota de debito. También se emiten notas de débito por cobro de intereses. Cuando el comprador no cumple con la fecha de pago, o si tiene que cobrarle algo que no estaba incluído en lo pactado, por ejemplo el flete. Se puede utilizar el mismo talonario de factura, la AFIP lo permite porque no se utilizan muchos estos documentos, se tacha la palabra factura….</text:span></text:p>
        </text:list-item>
      </text:list>
      <text:p text:style-name="P9"/>
      <text:list xml:id="list215959169660305" text:continue-numbering="true" text:style-name="L4">
        <text:list-item>
          <text:p text:style-name="P38"><text:span text:style-name="T7">Recibo: </text:span><text:span text:style-name="T10">deja constancia de la recepción de valores. El recibo respeta la letra de la factura. El A lo emite un responsable inscripto a alguien que entrega valores y también lo es. El monto debe estar tanto en número como en letras. Cada recibo va a tener un diseño de acuerdo a lo que la empresa va a estar dispuesta a recibir. </text:span></text:p>
        </text:list-item>
        <text:list-item>
          <text:p text:style-name="P39"><text:span text:style-name="T3">Solicitud de emisión de giro: </text:span><text:span text:style-name="T10">el giro consiste en el envío de dinero a un beneficiario a través de un intermediario. Que puede ser un banco, el correo, o una empresa privada. Se indica a quién y a dónde se hace el envío. Está siendo reemplazado por la transferencia bancaria. </text:span></text:p>
        </text:list-item>
        <text:list-item>
          <text:p text:style-name="P39"><text:span text:style-name="T3">Letra de cambio: </text:span><text:span text:style-name="T10">si el giro se hace al extranjero. Siempre el intermediario cobra una comisión. </text:span></text:p>
        </text:list-item>
        <text:list-item>
          <text:p text:style-name="P39"><text:span text:style-name="T3">Pagaré: </text:span><text:span text:style-name="T10">consiste en una promesa de pago escrita que el firmante se compromete a efectuar un día establecido en un determinado lugar. El documento se puede confeccionar en un papel en blanco, o comprar talonarios. </text:span><text:span text:style-name="T15">Lleva fecha de vencimiento. El renglón sellado es para el impuesto correspondiente. Detallar si es promesa de pago en cadena. Para poder reclamar el pagaré el mismo tiene que estar sellado. Si no está sellado se paga el doble del impuesto. Opciones del beneficiario: esperar a fecha de vencimiento y dirigirse al domicilio de pago. Otra alternativa es transferir el beneficio, para eso el beneficiario lo firma, de estar forma transfiere el beneficio. Si no paga se suele ir de atrás para adelante reclamando los pagos. También puede ser que la cadena se rompa… todos los que firman son responsable solidarios con el pago. Por lo general la resolución es rápida, lo que puede demorar el juicio es alguna prueba. Por ejemplo que nadie se haya prensentado a cobrar en fecha de vencimiento. </text:span></text:p>
        </text:list-item>
        <text:list-item>
          <text:p text:style-name="P40"><text:span text:style-name="T4">C</text:span><text:span text:style-name="T3">heque: </text:span></text:p>
        </text:list-item>
      </text:list>
      <text:p text:style-name="P24"/>
      <text:p text:style-name="P11"><text:span text:style-name="T4">B</text:span><text:span text:style-name="T3">ancos: </text:span><text:span text:style-name="T10">intermediario financiero que sirve de nexos entre aquellos que necesitan dinero y quienes están dispuestos a prestar. <text:s/>Entonces dos funciones escenciales: recibir depósitos y conceder préstamos. </text:span></text:p>
      <text:p text:style-name="P25"/>
      <text:p text:style-name="P11"><text:span text:style-name="T3">Depósitos: </text:span><text:span text:style-name="T10">plazo fijo, cajas de ahorro, cta cte: la persona deposita dinero y le indica al banco a quién indicarle determinada cantidad, esa órden de pagarle a un beneficiario recibe el nombre de cheque, que es entonces un órden de pago emitida por el titular de una cta cte a favor de un beneficiario contra un banco donde cuenta con fondos suficientes o autorización para girar el descubierto(sinonomo de sobregiro o giro en rojo). Cuando se abre la cuenta se establece un valor por el que el banco lo respalda.</text:span></text:p>
      <text:p text:style-name="P25"/>
      <text:p text:style-name="P22">Créditos: </text:p>
      <text:p text:style-name="P25">-personales</text:p>
      <text:p text:style-name="P25">-hipotecarios</text:p>
      <text:p text:style-name="P25">-prendarios</text:p>
      <text:p text:style-name="P25">-sobregiros</text:p>
      <text:p text:style-name="P25">-descuentos</text:p>
      <text:p text:style-name="P25">El banco le da la chequera en blanco al dueño de la cuanta. </text:p>
      <text:p text:style-name="P25"/>
      <text:p text:style-name="P14"><text:span text:style-name="T3">Opciones con el cheque: cobrarlo, transferirlo, depositarlo. Si el titular de la cuenta dibuja dos líneas oblicuas en la esquina superior izquierada está indicando que no se puede cobrar por ventanilla, a esto se lo llama cheque cruzado. Tambén se puede evitar la transferencia agregando </text:span><text:soft-page-break/><text:span text:style-name="T3">junto al nombre del beneficiario “no a su órden”. Pueden estar las dos juntas, por lo que habría que depositarlo. Una de las obligaciones es colocar la fecha de emisión actual, puede no hacer caso. Si se va al banco con fecha futura el banco solicita al firmante del cheque que no haga cheques con fechas posdatadas, antes eran comunes, se los llamaba “voladores”. </text:span><text:span text:style-name="T5">Esto generó problemas y se creó el cheque <text:s/>con pago diferido. </text:span></text:p>
      <text:p text:style-name="P26"/>
      <text:p text:style-name="P15"><text:span text:style-name="T7">Cheque pago diferido:</text:span><text:span text:style-name="T3"> tiene dos fechas, fecha de emisión y fecha de pago. </text:span><text:span text:style-name="T6">La fecha máxima de pago es de un año. Los cheques comunes y los depagos de diferidos vencen a los 30 días, el común de emisión el diferido de fecha de pago. </text:span></text:p>
      <text:p text:style-name="P27">Opciones beneficiario:</text:p>
      <text:p text:style-name="P27">cobrarlo, </text:p>
      <text:p text:style-name="P27">transferirlo, </text:p>
      <text:p text:style-name="P27"/>
      <text:p text:style-name="P27">registrarlo, un sellado del pago emisior que confirma que la cta cte está en funcionamiento y otros detalles. Se puede realizar hasta 30 días de la fecha de emisión. </text:p>
      <text:p text:style-name="P27"/>
      <text:p text:style-name="P27">Registro con aval: es para los clientes VIP, el banco se compromete a pagar el cheque si el cliente no tiene fondos. </text:p>
      <text:p text:style-name="P28"/>
      <text:p text:style-name="P25"/>
      <text:p text:style-name="P25"/>
      <text:p text:style-name="P42">Sociedadedes</text:p>
      <text:p text:style-name="P29"/>
      <text:p text:style-name="P29"/>
      <text:p text:style-name="P29">Sociedades Colectivas, tiene q tener en su nombre la palabra Sociedades Colectivas o SC, la Responsabilidad de sus dueños: ilimitada y solidaria</text:p>
      <text:p text:style-name="P29">ilimitada: no sólo con bienes aportados sino también propios, el miembro pone en riesgo todo lo que tiene.</text:p>
      <text:p text:style-name="P29">Solidaria: uno responde sobre el otro. </text:p>
      <text:p text:style-name="P29"/>
      <text:p text:style-name="P29">La ventaja principal de estas sociedades es la simple administración, se realiza a través de los dueños→”Socio Gerentes” ; puede ser uno de los socios. Estas sociedades dejaron de aparecer, sólo quedan algunas creadas hace décadas.</text:p>
      <text:p text:style-name="P29"/>
      <text:p text:style-name="P29"><text:span text:style-name="T1">S.R.L. :</text:span> = ventajas que colectiva, pero la responsabilidad es limitada. </text:p>
      <text:p text:style-name="P29">Administración: Socios Gerentes. (simil SC)</text:p>
      <text:p text:style-name="P29">Responsabilidad: limitada al capital suscripto(simil SA)</text:p>
      <text:p text:style-name="P29">Divide el capital en partes iguales, como la SA, pero en este caso cada parte recibe el nombre de “cuota”; el socio es un cuotapartista. Tiene un límite en la cantidad de socios: 50 como máximo. </text:p>
      <text:p text:style-name="P29">Diferencia con las SA en Cesión de cuotas, en las anónimas la transferencia puede realiarze a quién uno quiere, en las SRL tiene que contar con el consentimiento de restantes socios. En la práctica esto genera una prioridad de compra en los socios. Pueden evitar la transferencia de cuotas y comparla; nadie los puede obligar a aceptar a alquien que no quiera. </text:p>
      <text:p text:style-name="P29">La reserva legal es = SA; de cada ejercicio económico el 5% de las ganancias, hasta llegar a un fondo equivalente al 20% del capital. </text:p>
      <text:p text:style-name="P29">-La fiscalización de los socios gerentes puede ser optativa u obligatoria. Si tiene medio de 20 es optativa, si tiene más de 20 tiene que tener sí o sí uno o más síndicos. </text:p>
      <text:p text:style-name="P29"/>
      <text:p text:style-name="P41">Sociedades en comanditas</text:p>
      <text:p text:style-name="P30"/>
      <text:p text:style-name="P23">Tipos de socios: </text:p>
      <text:p text:style-name="P30">-comanditados: resp ilimitada + solidaria</text:p>
      <text:p text:style-name="P30">-comanditarios: resp con capital aportado.</text:p>
      <text:p text:style-name="P30"/>
      <text:p text:style-name="P30">Administración: sólo puede ser ejercida por comanditados. Los comanditarios tienen derecho a controlar, pero no tienen voto. </text:p>
      <text:p text:style-name="P30"/>
      <text:p text:style-name="P30"><text:soft-page-break/>Tipos (de soc en comanditas);</text:p>
      <text:p text:style-name="P30">-simples: SCS → el capital se establece a través del contrato social, ahí se indica qué responabilidad asume cada socio, si es comanditado o comanditario, y qué capital aporta.</text:p>
      <text:p text:style-name="P30"/>
      <text:p text:style-name="P30">-pro acciones: SCA → el capital se divide en partes iguales, y cada socio va a recibir un capital proporcional al capital que aporte . Las SCA están habilitadas a emitir bonos, en la práctica no sucede pues deben cotizar en bolsa. </text:p>
      <text:p text:style-name="P30"/>
      <text:p text:style-name="P41">Sociedad de Capital e Industria : S.C.eI.</text:p>
      <text:p text:style-name="P41">Tipos de socios: </text:p>
      <text:p text:style-name="P43">-capitalistas: los que aportan fondos. La responsabilidad es ilimitada y solidaria.</text:p>
      <text:p text:style-name="P43">-industriales: aportan conocimiento, habilidades, saber hacer, trabajo, etc, o sea, aportan su industria. Resp se extiende hasta las ganancias no percibidas.</text:p>
      <text:p text:style-name="P44">Administración: ejercida por socios gerentes, únicamente capitalistas. <text:span text:style-name="T16">Y la ley considera un único caso donde los industriales pueden hacerse cargo de la administración: ante el fallecimiento del único socio capitalista. </text:span></text:p>
      <text:p text:style-name="P30"/>
      <text:p text:style-name="P8"/>
      <text:p text:style-name="P31"><text:span text:style-name="T18">Sociedades de Hecho (S.H.): </text:span>son aquellas que comienzan a funcionar en la práctica y no adoptan un tipo de sociedad determinado por la ley, van a funcionar como las colectivas, con el mismo régimen. </text:p>
      <text:p text:style-name="P31"/>
      <text:p text:style-name="P31"><text:span text:style-name="T18">Sociedades de economía Mixta:</text:span> constituidas por capitales privados y Estatales, en distintas proporciones. Se establece en el estatuto la existencia de la acción de Oro, el estado siempre controla la empresa. </text:p>
      <text:p text:style-name="P31"/>
      <text:p text:style-name="P31"><text:span text:style-name="T18">UTE:</text:span><text:span text:style-name="T17"> </text:span>uniones transitorias de empresas. Establecen un contrato para realizar una tarea en común. Por ejemplo la construcción de un puente, una aporta conocimiento, otras materiales de construcción, otra maquinaria. En el contrato se establecen derechos y responsabilidades. Una vez concluída la obra se desarma la unión. </text:p>
      <text:p text:style-name="P1"/>
      <text:p text:style-name="P1"/>
      <text:p text:style-name="P19"><text:span text:style-name="T1">COOPERATIVAS: </text:span>son sociedades no comerciales, tienen una legislación propia, y la ley que la estableces enuncia que las cooperativas se basarán en la solidaridad de los integrantes, la ayuda mutua y la cooperación. Se aclara que no tienen fines de lucro, el objetivo no es tener beneficios económicos. </text:p>
      <text:p text:style-name="P32">Características: </text:p>
      <text:p text:style-name="P19">-Duración: sin límite.</text:p>
      <text:p text:style-name="P19">-Cantidad de socios: sin límites.</text:p>
      <text:p text:style-name="P19">-Capital: sin límites.</text:p>
      <text:p text:style-name="P19">-Cada socio tiene derecho a un único voto, independientemente del aporte capital que haga. En en el funcionamiento se establecen asambleas, y se toman decisiones por mayoría de votos. </text:p>
      <text:p text:style-name="P19">-La administración es ejercida por un directorio, como las anónimas. </text:p>
      <text:p text:style-name="P19">-Fiscalización: a través de síndicos, en este caso tienen que ser socios, no pueden ser ajenos. </text:p>
      <text:p text:style-name="P19">-Responsabilidad: se limita al campital aportado. </text:p>
      <text:p text:style-name="P19"/>
      <text:p text:style-name="P20">Parece la sociedad ideal, pero en la práctica se distorsiona, como no tienen impuestos a las ganancias… por ejemplo una SRL paga el 35% de lo que gana. </text:p>
      <text:p text:style-name="P20">Ingresos – gastos = “excedentes”</text:p>
      <text:p text:style-name="P20">-No existe relación de dependencia; se elimina el costo de contratar empleados. </text:p>
      <text:p text:style-name="P20"/>
      <text:p text:style-name="P20">Tipos: cooperativas de seguro, de producción, de edificación, de trabajo, hay bancos q son cooperativ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9T18:56:37.135773040</meta:creation-date>
    <dc:date>2018-08-29T21:59:57.728280541</dc:date>
    <meta:editing-duration>PT57M59S</meta:editing-duration>
    <meta:editing-cycles>11</meta:editing-cycles>
    <meta:generator>LibreOffice/6.0.3.2$Linux_X86_64 LibreOffice_project/00m0$Build-2</meta:generator>
    <meta:document-statistic meta:table-count="1" meta:image-count="0" meta:object-count="0" meta:page-count="4" meta:paragraph-count="91" meta:word-count="2040" meta:character-count="12196" meta:non-whitespace-character-count="10204"/>
  </office:meta>
</office:document-meta>
</file>